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1"/>
        <table:table-column table:style-name="co2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Ecoflex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lease Spra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Vacuum Chamber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Kevlar Fibers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Sil Pox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Polyester Plastic Sheets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Double-sided adhesive sheet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Zigbee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Diaphragm Pump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Solenoid Valves (2/3)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Motor Controller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Lithium Batter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NanoPi Neo LTS (40x40mm)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BreadBee</text:p>
          </table:table-cell>
          <table:table-cell table:number-columns-repeated="8"/>
          <table:table-cell table:style-name="Default"/>
          <table:table-cell/>
        </table:table-row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Tech</text:p>
          </table:table-cell>
          <table:table-cell table:formula="of:=[.D32]" office:value-type="float" office:value="0" calcext:value-type="float">
            <text:p>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etson Nano</text:p>
          </table:table-cell>
          <table:table-cell office:value-type="string" calcext:value-type="string">
            <text:p>https://www.berrybase.de/neu/nvidia-jetson-nano-developer-kit-b01</text:p>
          </table:table-cell>
        </table:table-row>
        <table:table-row table:style-name="ro1">
          <table:table-cell office:value-type="string" calcext:value-type="string">
            <text:p>Servo Hat (later)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etson Nano Lüfter</text:p>
          </table:table-cell>
          <table:table-cell office:value-type="string" calcext:value-type="string">
            <text:p>https://www.berrybase.de/neu/l-252-fter-40x40x20mm-pwm-regelbar-f-252-r-nvidia-jetson-nano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etson Nano Gehäuse</text:p>
          </table:table-cell>
          <table:table-cell office:value-type="string" calcext:value-type="string">
            <text:p>https://www.berrybase.de/neu/metall-geh-228-use-f-252-r-nvidia-jetson-nano-b02-und-a02-schwarz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pi Camera Module</text:p>
          </table:table-cell>
          <table:table-cell office:value-type="string" calcext:value-type="string">
            <text:p>https://www.berrybase.de/raspberry-pi-co/raspberry-pi/kameras/raspberry-pi-camera-module-8mp-v2.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Rpi Netzteil</text:p>
          </table:table-cell>
          <table:table-cell office:value-type="string" calcext:value-type="string">
            <text:p>https://www.berrybase.de/raspberry-pi-co/raspberry-pi/stromversorgung/netzteile-fuer-die-steckdose/offizielles-raspberry-pi-usb-c-netzteil-5-1v/3-0a-eu-schwarz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pi Zero</text:p>
          </table:table-cell>
          <table:table-cell office:value-type="string" calcext:value-type="string">
            <text:p>https://www.berrybase.de/raspberry-pi-co/raspberry-pi/boards/raspberry-pi-zero-w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Micro SD 32 GB (2x)</text:p>
          </table:table-cell>
          <table:table-cell office:value-type="string" calcext:value-type="string">
            <text:p>https://www.berrybase.de/raspberry-pi-co/raspberry-pi/speicherkarten/sandisk-extreme-micro-sdhc-a1-uhs-i-u3-speicherkarte-43-adapter-32gb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RPi4 8 GB</text:p>
          </table:table-cell>
          <table:table-cell office:value-type="string" calcext:value-type="string">
            <text:p>https://www.berrybase.de/raspberry-pi-co/raspberry-pi/boards/raspberry-pi-4-computer-modell-b-8gb-ram</text:p>
          </table:table-cell>
        </table:table-row>
        <table:table-row table:style-name="ro1">
          <table:table-cell office:value-type="string" calcext:value-type="string">
            <text:p>Mini Speaker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Ardui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Speaker cable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pi Microphone ReSpeaker</text:p>
          </table:table-cell>
          <table:table-cell office:value-type="string" calcext:value-type="string">
            <text:p>https://www.berrybase.de/raspberry-pi-co/raspberry-pi/gpio-hats-phats/audio/respeaker-2-mics-hat-f-252-r-raspberry-pi</text:p>
          </table:table-cell>
        </table:table-row>
        <table:table-row table:style-name="ro1">
          <table:table-cell office:value-type="string" calcext:value-type="string">
            <text:p>eyes (later)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peaker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Tronxy 3D Printer</text:p>
          </table:table-cell>
          <table:table-cell office:value-type="string" calcext:value-type="string">
            <text:p>https://www.amazon.de/TRONXY-aufger%C3%BCsteter-Installation-Filamentsensor-Vollfarb-Touchscreen/dp/B07RKNLVWX/ref=sr_1_8?__mk_de_DE=%C3%85M%C3%85%C5%BD%C3%95%C3%91&amp;dchild=1&amp;keywords=tronxy+x1&amp;qid=1610302851&amp;quartzVehicle=16-23&amp;replacementKeywords=tronxy&amp;sr=8-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PLA</text:p>
          </table:table-cell>
          <table:table-cell office:value-type="string" calcext:value-type="string">
            <text:p>https://www.amazon.de/AmazonBasics-3D-Drucker-Filament-PLA-Kunststoff-Perlwei%C3%9F-1-kg-Spule/dp/B07T4X4Y88/ref=sr_1_11?__mk_de_DE=%C3%85M%C3%85%C5%BD%C3%95%C3%91&amp;crid=J06WD13G985S&amp;dchild=1&amp;keywords=pla+filament+1.75&amp;qid=1610302957&amp;s=industrial&amp;sprefix=pla%2Cindustrial%2C207&amp;sr=1-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lore 4 m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ubber Bumper (later)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table:number-columns-repeated="8"/>
          <table:table-cell office:value-type="float" office:value="180" calcext:value-type="float">
            <text:p>180</text:p>
          </table:table-cell>
          <table:table-cell office:value-type="string" calcext:value-type="string">
            <text:p>Motors, Servo Hat, Cooler etc.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SUM([.I26:.I43])"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formula="of:=SUM([.B26:.B63])" office:value-type="float" office:value="261" calcext:value-type="float">
            <text:p>261</text:p>
          </table:table-cell>
          <table:table-cell table:formula="of:=SUM([.C27:.C63])"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D-EUR adjustment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formula="of:=[.B64]-[.B65]"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nter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6:.B70])"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/>
          <table:table-cell table:formula="of:=[.C64]" office:value-type="float" office:value="314" calcext:value-type="float">
            <text:p>314</text:p>
          </table:table-cell>
          <table:table-cell table:number-columns-repeated="9"/>
        </table:table-row>
        <table:table-row table:style-name="ro1">
          <table:table-cell/>
          <table:table-cell table:formula="of:=SUM([.B72:.B73])" office:value-type="float" office:value="885" calcext:value-type="float">
            <text:p>885</text:p>
          </table:table-cell>
          <table:table-cell table:number-columns-repeated="9"/>
        </table:table-row>
        <table:table-row table:style-name="ro1" table:number-rows-repeated="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8:47:26.31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09:12:34.696000000</meta:creation-date>
    <dc:date>2021-01-21T19:02:11.321000000</dc:date>
    <meta:editing-duration>PT2H39M37S</meta:editing-duration>
    <meta:editing-cycles>11</meta:editing-cycles>
    <meta:generator>LibreOffice/6.3.3.2$Windows_X86_64 LibreOffice_project/a64200df03143b798afd1ec74a12ab50359878ed</meta:generator>
    <meta:document-statistic meta:table-count="1" meta:cell-count="200" meta:object-count="0"/>
  </office:meta>
</office:document-meta>
</file>